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7eaf" officeooo:paragraph-rsid="00127eaf"/>
    </style:style>
    <style:style style:name="P2" style:family="paragraph" style:parent-style-name="Standard">
      <style:paragraph-properties fo:text-align="center" style:justify-single-word="false"/>
      <style:text-properties officeooo:rsid="00127eaf" officeooo:paragraph-rsid="00127eaf"/>
    </style:style>
    <style:style style:name="P3" style:family="paragraph" style:parent-style-name="Standard">
      <style:text-properties officeooo:rsid="0014aaa4" officeooo:paragraph-rsid="0014aaa4"/>
    </style:style>
    <style:style style:name="P4" style:family="paragraph" style:parent-style-name="Standard">
      <style:text-properties officeooo:rsid="00177424" officeooo:paragraph-rsid="00177424"/>
    </style:style>
    <style:style style:name="P5" style:family="paragraph" style:parent-style-name="Standard">
      <style:text-properties officeooo:rsid="00182369" officeooo:paragraph-rsid="00182369"/>
    </style:style>
    <style:style style:name="P6" style:family="paragraph" style:parent-style-name="Standard">
      <style:text-properties officeooo:rsid="00197774" officeooo:paragraph-rsid="00197774"/>
    </style:style>
    <style:style style:name="P7" style:family="paragraph" style:parent-style-name="Standard">
      <style:text-properties officeooo:rsid="001ae33e" officeooo:paragraph-rsid="001ae33e"/>
    </style:style>
    <style:style style:name="P8" style:family="paragraph" style:parent-style-name="Standard">
      <style:text-properties officeooo:rsid="001b4ed5" officeooo:paragraph-rsid="001ae33e"/>
    </style:style>
    <style:style style:name="P9" style:family="paragraph" style:parent-style-name="Standard">
      <style:text-properties officeooo:rsid="001b4ed5" officeooo:paragraph-rsid="001b4ed5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/>
      <style:text-properties fo:color="#ff3333"/>
    </style:style>
    <style:style style:name="P14" style:family="paragraph">
      <loext:graphic-properties draw:fill="none" draw:fill-color="#ffffff"/>
      <style:paragraph-properties fo:text-align="center"/>
      <style:text-properties fo:color="#ff3333" fo:font-size="12pt"/>
    </style:style>
    <style:style style:name="P15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2feb0"/>
    </style:style>
    <style:style style:name="T3" style:family="text">
      <style:text-properties style:text-position="0% 100%" officeooo:rsid="00160d2d"/>
    </style:style>
    <style:style style:name="T4" style:family="text">
      <style:text-properties style:text-position="0% 100%" officeooo:rsid="00177424"/>
    </style:style>
    <style:style style:name="T5" style:family="text">
      <style:text-properties style:text-position="0% 100%" officeooo:rsid="00182369"/>
    </style:style>
    <style:style style:name="T6" style:family="text">
      <style:text-properties style:text-position="0% 100%" officeooo:rsid="001ae33e"/>
    </style:style>
    <style:style style:name="T7" style:family="text">
      <style:text-properties officeooo:rsid="00160d2d"/>
    </style:style>
    <style:style style:name="T8" style:family="text">
      <style:text-properties fo:color="#ff3333" fo:font-size="12pt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74in" fo:min-width="0.73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181in" fo:min-width="0.718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ed_20__28_var_29_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154in" fo:min-width="0.8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0.5193in" fo:min-width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-color="#ffffff" draw:textarea-horizontal-align="justify" draw:textarea-vertical-align="middle" draw:auto-grow-height="false" fo:min-height="0.5193in" fo:min-width="0.524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Natural Numbers Constructed<text:line-break/>by Contracted Havox</text:span> <text:span text:style-name="T7">Diagrams</text:span></text:p>
      <text:p text:style-name="P2">by Sven Nilsen, 2018</text:p>
      <text:p text:style-name="P1"/>
      <text:p text:style-name="P3"><text:span text:style-name="T2">W</text:span><text:span text:style-name="T1">hen a Havox diagram proves a contradiction by contraction, it might end up with the following:</text:span></text:p>
      <text:p text:style-name="P3"><text:span text:style-name="T1"/></text:p>
      <text:p text:style-name="P3"><draw:custom-shape text:anchor-type="paragraph" draw:z-index="0" draw:name="Shape1" draw:style-name="gr1" draw:text-style-name="P10" svg:width="1.0433in" svg:height="1.0433in" svg:x="2.9402in" svg:y="0.0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11" svg:x1="3.4717in" svg:y1="0.0453in" svg:x2="3.478in" svg:y2="1.0882in"><text:p/></draw:lin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5">T</text:span><text:span text:style-name="T1">his diagram has </text:span><text:span text:style-name="T4">some</text:span><text:span text:style-name="T1"> propert</text:span><text:span text:style-name="T4">ies</text:span><text:span text:style-name="T1"> of </text:span><text:span text:style-name="T3">`1` when connected to itself or a non-contradiction </text:span><text:span text:style-name="T5">`0`</text:span><text:span text:style-name="T3">:</text:span></text:p>
      <text:p text:style-name="P3"><text:span text:style-name="T3"/></text:p>
      <text:p text:style-name="P3"><draw:custom-shape text:anchor-type="paragraph" draw:z-index="2" draw:name="Shape1" draw:style-name="gr3" draw:text-style-name="P10" svg:width="1.0433in" svg:height="1.0433in" svg:x="0.7811in" svg:y="0.0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11" svg:x1="1.3126in" svg:y1="0.0984in" svg:x2="1.3189in" svg:y2="1.1413in"><text:p/></draw:line><draw:custom-shape text:anchor-type="paragraph" draw:z-index="4" draw:name="Shape1" draw:style-name="gr3" draw:text-style-name="P10" svg:width="1.0433in" svg:height="1.0433in" svg:x="1.8244in" svg:y="0.0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3" draw:text-style-name="P10" svg:width="1.0433in" svg:height="1.0433in" svg:x="4.0689in" svg:y="0.0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2" draw:style-name="gr2" draw:text-style-name="P11" svg:x1="4.6in" svg:y1="0.0661in" svg:x2="4.6063in" svg:y2="1.1091in"><text:p/></draw:line><text:span text:style-name="T3"/></text:p>
      <text:p text:style-name="P3"><text:span text:style-name="T3"/></text:p>
      <text:p text:style-name="P3"><draw:custom-shape text:anchor-type="paragraph" draw:z-index="44" draw:name="Shape10" draw:style-name="gr9" svg:width="1.0177in" svg:height="0.2295in" svg:x="2.9665in" svg:y="0.08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3"/></text:p>
      <text:p text:style-name="P3"><text:span text:style-name="T3"/></text:p>
      <text:p text:style-name="P3"><draw:frame text:anchor-type="paragraph" draw:z-index="15" draw:name="Shape4" draw:style-name="gr4" draw:text-style-name="P12" svg:width="0.9717in" svg:height="0.3677in" svg:x="3.0126in" svg:y="0.0154in"><draw:text-box><text:p text:style-name="P11">1 + 0 = 1</text:p></draw:text-box></draw:frame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7" draw:name="Shape1" draw:style-name="gr3" draw:text-style-name="P10" svg:width="1.0433in" svg:height="1.0433in" svg:x="0.7811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2" draw:text-style-name="P11" svg:x1="1.3126in" svg:y1="0.0173in" svg:x2="1.3189in" svg:y2="1.0602in"><text:p/></draw:line><draw:custom-shape text:anchor-type="paragraph" draw:z-index="9" draw:name="Shape1" draw:style-name="gr3" draw:text-style-name="P10" svg:width="1.0433in" svg:height="1.0433in" svg:x="1.8244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2" draw:style-name="gr2" draw:text-style-name="P11" svg:x1="2.3555in" svg:y1="0.0173in" svg:x2="2.3618in" svg:y2="1.0602in"><text:p/></draw:line><draw:custom-shape text:anchor-type="paragraph" draw:z-index="11" draw:name="Shape1" draw:style-name="gr3" draw:text-style-name="P10" svg:width="1.0433in" svg:height="1.0433in" svg:x="4.0689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2" draw:text-style-name="P11" svg:x1="4.6in" svg:y1="0.0236in" svg:x2="4.6063in" svg:y2="1.0665in"><text:p/></draw:line><draw:custom-shape text:anchor-type="paragraph" draw:z-index="13" draw:name="Shape1" draw:style-name="gr3" draw:text-style-name="P10" svg:width="1.0433in" svg:height="1.0433in" svg:x="5.1118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2" draw:style-name="gr2" draw:text-style-name="P11" svg:x1="5.6429in" svg:y1="0.0236in" svg:x2="5.6492in" svg:y2="1.0665in"><text:p/></draw:line><text:span text:style-name="T3"/></text:p>
      <text:p text:style-name="P3"><text:span text:style-name="T3"/></text:p>
      <text:p text:style-name="P3"><draw:custom-shape text:anchor-type="paragraph" draw:z-index="45" draw:name="Shape10" draw:style-name="gr9" svg:width="1.0177in" svg:height="0.2295in" svg:x="2.9728in" svg:y="0.086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3"/></text:p>
      <text:p text:style-name="P3"><draw:frame text:anchor-type="paragraph" draw:z-index="16" draw:name="Shape4" draw:style-name="gr4" draw:text-style-name="P12" svg:width="0.9717in" svg:height="0.3677in" svg:x="3.0126in" svg:y="0.1909in"><draw:text-box><text:p text:style-name="P11">1 + 1 = 2</text:p></draw:text-box></draw:frame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17" draw:name="Shape1" draw:style-name="gr3" draw:text-style-name="P10" svg:width="1.0433in" svg:height="1.0433in" svg:x="0.7882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Shape2" draw:style-name="gr2" draw:text-style-name="P11" svg:x1="1.3193in" svg:y1="0.1661in" svg:x2="1.3256in" svg:y2="1.2091in"><text:p/></draw:line><draw:custom-shape text:anchor-type="paragraph" draw:z-index="19" draw:name="Shape1" draw:style-name="gr3" draw:text-style-name="P10" svg:width="1.0433in" svg:height="1.0433in" svg:x="1.8311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2" draw:style-name="gr2" draw:text-style-name="P11" svg:x1="2.3626in" svg:y1="0.1661in" svg:x2="2.3689in" svg:y2="1.2091in"><text:p/></draw:line><draw:custom-shape text:anchor-type="paragraph" draw:z-index="21" draw:name="Shape1" draw:style-name="gr3" draw:text-style-name="P10" svg:width="1.0433in" svg:height="1.0433in" svg:x="4.075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" draw:style-name="gr2" draw:text-style-name="P11" svg:x1="4.6071in" svg:y1="0.172in" svg:x2="4.6134in" svg:y2="1.215in"><text:p/></draw:line><draw:line text:anchor-type="paragraph" draw:z-index="24" draw:name="Shape5" draw:style-name="gr5" draw:text-style-name="P11" svg:x1="1.3193in" svg:y1="0.1661in" svg:x2="2.3622in" svg:y2="0.1661in"><text:p/></draw:line><text:span text:style-name="T3"/></text:p>
      <text:p text:style-name="P3"><draw:frame text:anchor-type="paragraph" draw:z-index="23" draw:name="Shape4" draw:style-name="gr4" draw:text-style-name="P12" svg:width="0.9717in" svg:height="0.3677in" svg:x="3.0193in" svg:y="0.5154in"><draw:text-box><text:p text:style-name="P11">2 - 1 = 1</text:p></draw:text-box></draw:frame><text:span text:style-name="T3"/></text:p>
      <text:p text:style-name="P3"><draw:custom-shape text:anchor-type="paragraph" draw:z-index="46" draw:name="Shape10" draw:style-name="gr9" svg:width="1.0177in" svg:height="0.2295in" svg:x="2.9665in" svg:y="0.042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line text:anchor-type="paragraph" draw:z-index="25" draw:name="Shape6" draw:style-name="gr5" draw:text-style-name="P11" svg:x1="1.3256in" svg:y1="0.0591in" svg:x2="2.3622in" svg:y2="0.0591in"><text:p/></draw:line><text:span text:style-name="T3"/></text:p>
      <text:p text:style-name="P4"><draw:line text:anchor-type="paragraph" draw:z-index="27" draw:name="Shape2" draw:style-name="gr2" draw:text-style-name="P11" svg:x1="2.1984in" svg:y1="0.3984in" svg:x2="2.2047in" svg:y2="1.4413in"><text:p/></draw:line><draw:custom-shape text:anchor-type="paragraph" draw:z-index="26" draw:name="Shape1" draw:style-name="gr3" draw:text-style-name="P10" svg:width="1.0433in" svg:height="1.0433in" svg:x="1.6673in" svg:y="0.3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2" draw:style-name="gr6" draw:text-style-name="P11" svg:x1="2.4154in" svg:y1="0.5583in" svg:x2="2.4217in" svg:y2="1.2339in"><text:p/></draw:line><draw:line text:anchor-type="paragraph" draw:z-index="29" draw:name="Shape7" draw:style-name="gr7" draw:text-style-name="P11" svg:x1="2.1984in" svg:y1="0.3984in" svg:x2="2.415in" svg:y2="0.5583in"><text:p/></draw:line><draw:line text:anchor-type="paragraph" draw:z-index="30" draw:name="Shape8" draw:style-name="gr5" draw:text-style-name="P11" svg:x1="2.1984in" svg:y1="1.4413in" svg:x2="2.415in" svg:y2="1.2339in"><text:p/></draw:line><draw:custom-shape text:anchor-type="paragraph" draw:z-index="31" draw:name="Shape1" draw:style-name="gr3" draw:text-style-name="P10" svg:width="1.0433in" svg:height="1.0433in" svg:x="4.1217in" svg:y="0.4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Shape4" draw:style-name="gr4" draw:text-style-name="P12" svg:width="0.9717in" svg:height="0.3677in" svg:x="2.9535in" svg:y="1.061in"><draw:text-box><text:p text:style-name="P11">1 - 1 = 0</text:p></draw:text-box></draw:frame><text:span text:style-name="T1">One might argue that since there is beautiful connection, the following should be allowed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custom-shape text:anchor-type="paragraph" draw:z-index="47" draw:name="Shape10" draw:style-name="gr9" svg:width="1.0177in" svg:height="0.2295in" svg:x="2.9201in" svg:y="0.02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However, there is a catch. If this rule is used, then it implies another rule as well.</text:span></text:p>
      <text:p text:style-name="P5"><draw:custom-shape text:anchor-type="paragraph" draw:z-index="33" draw:name="Shape1" draw:style-name="gr3" draw:text-style-name="P10" svg:width="1.0433in" svg:height="1.0433in" svg:x="0.8665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2" draw:style-name="gr2" draw:text-style-name="P11" svg:x1="1.398in" svg:y1="0.4402in" svg:x2="1.4043in" svg:y2="1.4831in"><text:p/></draw:line><draw:custom-shape text:anchor-type="paragraph" draw:z-index="35" draw:name="Shape1" draw:style-name="gr3" draw:text-style-name="P10" svg:width="1.0433in" svg:height="1.0433in" svg:x="1.9098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">Assume the following:</text:span></text:p>
      <text:p text:style-name="P5"><text:span text:style-name="T1"/></text:p>
      <text:p text:style-name="P5"><draw:custom-shape text:anchor-type="paragraph" draw:z-index="36" draw:name="Shape1" draw:style-name="gr3" draw:text-style-name="P10" svg:width="1.0433in" svg:height="1.0433in" svg:x="4.2193in" svg:y="0.0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" draw:style-name="gr2" draw:text-style-name="P11" svg:x1="4.7508in" svg:y1="0.0307in" svg:x2="4.7571in" svg:y2="1.0736in"><text:p/></draw:line><draw:line text:anchor-type="paragraph" draw:z-index="38" draw:name="Shape2" draw:style-name="gr6" draw:text-style-name="P11" svg:x1="4.9673in" svg:y1="0.1902in" svg:x2="4.9736in" svg:y2="0.8657in"><text:p/></draw:line><draw:line text:anchor-type="paragraph" draw:z-index="39" draw:name="Shape7" draw:style-name="gr7" draw:text-style-name="P11" svg:x1="4.7508in" svg:y1="0.0307in" svg:x2="4.9673in" svg:y2="0.1906in"><text:p/></draw:line><text:span text:style-name="T1"/></text:p>
      <text:p text:style-name="P5"><text:span text:style-name="T1"/></text:p>
      <text:p text:style-name="P5"><draw:custom-shape text:anchor-type="paragraph" draw:z-index="48" draw:name="Shape10" draw:style-name="gr9" svg:width="1.0177in" svg:height="0.2295in" svg:x="3.0453in" svg:y="0.00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"/></text:p>
      <text:p text:style-name="P5"><draw:frame text:anchor-type="paragraph" draw:z-index="41" draw:name="Shape4" draw:style-name="gr8" draw:text-style-name="P14" svg:width="0.9717in" svg:height="0.2087in" svg:x="3.0846in" svg:y="0.1555in"><draw:text-box><text:p text:style-name="P13"><text:span text:style-name="T8">1 + 0 = 1 - 1</text:span></text:p></draw:text-box></draw:frame><text:span text:style-name="T1"/></text:p>
      <text:p text:style-name="P5"><draw:line text:anchor-type="paragraph" draw:z-index="40" draw:name="Shape8" draw:style-name="gr5" draw:text-style-name="P11" svg:x1="4.7508in" svg:y1="0.3067in" svg:x2="4.9673in" svg:y2="0.0992in"><text:p/></draw:line><text:span text:style-name="T1"/></text:p>
      <text:p text:style-name="P5"><text:span text:style-name="T1"/></text:p>
      <text:p text:style-name="P5"><text:span text:style-name="T1"/></text:p>
      <text:p text:style-name="P5"><text:span text:style-name="T1">To perform this unsound operation in natural numbers, one must tear the end point of `0` where it is connected with `1` in two, in order to connect them to each end point of the dotted line.</text:span></text:p>
      <text:p text:style-name="P5"><text:span text:style-name="T1"/></text:p>
      <text:p text:style-name="P6"><text:span text:style-name="T1">With other words, assuming that “1 - 1 = 0` is allowed, it is not allowed to tear apart an end point.</text:span></text:p>
      <text:p text:style-name="P6"><text:span text:style-name="T1"/></text:p>
      <text:p text:style-name="P6"><text:span text:style-name="T1">However, the following is allowed:</text:span></text:p>
      <text:p text:style-name="P6"><draw:custom-shape text:anchor-type="paragraph" draw:z-index="42" draw:name="Shape1" draw:style-name="gr3" draw:text-style-name="P10" svg:width="1.0433in" svg:height="1.0433in" svg:x="1.8571in" svg:y="0.1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6"><text:span text:style-name="T1"/></text:p>
      <text:p text:style-name="P6"><draw:custom-shape text:anchor-type="paragraph" draw:z-index="49" draw:name="Shape10" draw:style-name="gr9" svg:width="1.0177in" svg:height="0.2295in" svg:x="3.0583in" svg:y="0.148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"/></text:p>
      <text:p text:style-name="P6"><draw:line text:anchor-type="paragraph" draw:z-index="43" draw:name="Shape9" draw:style-name="gr5" draw:text-style-name="P11" svg:x1="4.2925in" svg:y1="0.0795in" svg:x2="5.1909in" svg:y2="0.0661in"><text:p/></draw:lin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custom-shape text:anchor-type="paragraph" draw:z-index="50" draw:name="Shape1" draw:style-name="gr3" draw:text-style-name="P10" svg:width="1.0433in" svg:height="1.0433in" svg:x="1.9028in" svg:y="0.4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A circle can be contracted to a line, </text:span><text:span text:style-name="T6">because this is not tearing, but pairing up points on the circle:</text:span></text:p>
      <text:p text:style-name="P6"><draw:custom-shape text:anchor-type="paragraph" draw:z-index="60" draw:name="Shape11" draw:style-name="gr10" draw:text-style-name="P15" svg:width="0.5315in" svg:height="0.5197in" svg:x="4.5283in" svg:y="0.1862in"><text:p/><draw:enhanced-geometry svg:viewBox="0 0 21600 21600" draw:type="rectangle" draw:enhanced-path="M 0 0 L 21600 0 21600 21600 0 21600 0 0 Z N"/></draw:custom-shape><text:span text:style-name="T6"/></text:p>
      <text:p text:style-name="P6"><draw:line text:anchor-type="paragraph" draw:z-index="51" draw:name="Shape3" draw:style-name="gr5" draw:text-style-name="P11" svg:x1="2.4283in" svg:y1="0.0957in" svg:x2="2.422in" svg:y2="1.1386in"><text:p/></draw:line><draw:line text:anchor-type="paragraph" draw:z-index="52" draw:name="Shape3" draw:style-name="gr5" draw:text-style-name="P11" svg:x1="2.1528in" svg:y1="0.178in" svg:x2="2.1465in" svg:y2="1.0579in"><text:p/></draw:line><draw:line text:anchor-type="paragraph" draw:z-index="53" draw:name="Shape3" draw:style-name="gr5" draw:text-style-name="P11" svg:x1="2.1528in" svg:y1="0.178in" svg:x2="2.1465in" svg:y2="1.0579in"><text:p/></draw:line><draw:line text:anchor-type="paragraph" draw:z-index="54" draw:name="Shape3" draw:style-name="gr5" draw:text-style-name="P11" svg:x1="2.7043in" svg:y1="0.1717in" svg:x2="2.698in" svg:y2="1.0516in"><text:p/></draw:line><draw:line text:anchor-type="paragraph" draw:z-index="57" draw:name="Shape3" draw:style-name="gr5" draw:text-style-name="P11" svg:x1="4.5146in" svg:y1="0.178in" svg:x2="4.5083in" svg:y2="1.0579in"><text:p/></draw:line><draw:line text:anchor-type="paragraph" draw:z-index="58" draw:name="Shape3" draw:style-name="gr5" draw:text-style-name="P11" svg:x1="4.5146in" svg:y1="0.178in" svg:x2="4.5083in" svg:y2="1.0579in"><text:p/></draw:line><draw:line text:anchor-type="paragraph" draw:z-index="59" draw:name="Shape3" draw:style-name="gr5" draw:text-style-name="P11" svg:x1="5.0661in" svg:y1="0.1717in" svg:x2="5.0598in" svg:y2="1.0516in"><text:p/></draw:line><draw:custom-shape text:anchor-type="paragraph" draw:z-index="55" draw:name="Shape1" draw:style-name="gr3" draw:text-style-name="P10" svg:width="1.0433in" svg:height="1.0433in" svg:x="4.2646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/></text:p>
      <text:p text:style-name="P6"><text:span text:style-name="T6"/></text:p>
      <text:p text:style-name="P6"><draw:custom-shape text:anchor-type="paragraph" draw:z-index="62" draw:name="Shape10" draw:style-name="gr9" svg:width="1.0177in" svg:height="0.2295in" svg:x="3.0909in" svg:y="0.119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6"/></text:p>
      <text:p text:style-name="P6"><draw:line text:anchor-type="paragraph" draw:z-index="56" draw:name="Shape3" draw:style-name="gr5" draw:text-style-name="P11" svg:x1="4.5146in" svg:y1="0.0689in" svg:x2="5.0598in" svg:y2="0.0689in"><text:p/></draw:line><text:span text:style-name="T6"/></text:p>
      <text:p text:style-name="P6"><draw:custom-shape text:anchor-type="paragraph" draw:z-index="61" draw:name="Shape11" draw:style-name="gr11" draw:text-style-name="P15" svg:width="0.5248in" svg:height="0.5197in" svg:x="4.5217in" svg:y="0.0811in"><text:p/><draw:enhanced-geometry svg:viewBox="0 0 21600 21600" draw:type="rectangle" draw:enhanced-path="M 0 0 L 21600 0 21600 21600 0 21600 0 0 Z N"/></draw:custom-shape><text:span text:style-name="T6"/></text:p>
      <text:p text:style-name="P6"><text:span text:style-name="T6"/></text:p>
      <text:p text:style-name="P6"><text:span text:style-name="T6"/></text:p>
      <text:p text:style-name="P7"><text:span text:style-name="T1">This process can be repeated until one gets a line, as long each step is contractible.</text:span></text:p>
      <text:p text:style-name="P7"><text:span text:style-name="T1"/></text:p>
      <text:p text:style-name="P9"><text:span text:style-name="T1">For example:</text:span></text:p>
      <text:p text:style-name="P8"><text:span text:style-name="T1"/></text:p>
      <text:p text:style-name="P8"><draw:custom-shape text:anchor-type="paragraph" draw:z-index="63" draw:name="Shape1" draw:style-name="gr3" draw:text-style-name="P10" svg:width="1.0433in" svg:height="1.0433in" svg:x="0.1063in" svg:y="0.1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2" draw:style-name="gr2" draw:text-style-name="P11" svg:x1="0.6374in" svg:y1="0.1752in" svg:x2="0.6437in" svg:y2="1.2181in"><text:p/></draw:line><draw:custom-shape text:anchor-type="paragraph" draw:z-index="65" draw:name="Shape1" draw:style-name="gr3" draw:text-style-name="P10" svg:width="1.0433in" svg:height="1.0433in" svg:x="1.1492in" svg:y="0.1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1" draw:style-name="gr3" draw:text-style-name="P10" svg:width="1.0433in" svg:height="1.0433in" svg:x="2.1925in" svg:y="0.1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7" draw:name="Shape2" draw:style-name="gr2" draw:text-style-name="P11" svg:x1="2.7236in" svg:y1="0.1752in" svg:x2="2.7299in" svg:y2="1.2181in"><text:p/></draw:line><text:span text:style-name="T1"/></text:p>
      <text:p text:style-name="P8"><draw:custom-shape text:anchor-type="paragraph" draw:z-index="68" draw:name="Shape1" draw:style-name="gr3" draw:text-style-name="P10" svg:width="1.0433in" svg:height="1.0433in" svg:x="4.0898in" svg:y="0.0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" draw:name="Shape2" draw:style-name="gr2" draw:text-style-name="P11" svg:x1="4.6209in" svg:y1="0.011in" svg:x2="4.6272in" svg:y2="1.0539in"><text:p/></draw:line><draw:line text:anchor-type="paragraph" draw:z-index="70" draw:name="Shape2" draw:style-name="gr6" draw:text-style-name="P11" svg:x1="5.1327in" svg:y1="0.5146in" svg:x2="6.1756in" svg:y2="0.5146in"><text:p/></draw:line><draw:custom-shape text:anchor-type="paragraph" draw:z-index="71" draw:name="Shape1" draw:style-name="gr3" draw:text-style-name="P10" svg:width="1.0433in" svg:height="1.0433in" svg:x="6.1756in" svg:y="0.0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2" draw:style-name="gr2" draw:text-style-name="P11" svg:x1="6.7071in" svg:y1="0.011in" svg:x2="6.7134in" svg:y2="1.0539in"><text:p/></draw:line><draw:custom-shape text:anchor-type="paragraph" draw:z-index="73" draw:name="Shape1" draw:style-name="gr3" draw:text-style-name="P10" svg:width="1.0433in" svg:height="1.0433in" svg:x="2.6193in" svg:y="1.5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4" draw:name="Shape2" draw:style-name="gr2" draw:text-style-name="P11" svg:x1="3.1508in" svg:y1="1.502in" svg:x2="3.1571in" svg:y2="2.5449in"><text:p/></draw:line><draw:custom-shape text:anchor-type="paragraph" draw:z-index="75" draw:name="Shape1" draw:style-name="gr3" draw:text-style-name="P10" svg:width="1.0433in" svg:height="1.0433in" svg:x="3.6626in" svg:y="1.5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2" draw:style-name="gr2" draw:text-style-name="P11" svg:x1="4.1937in" svg:y1="1.502in" svg:x2="4.2in" svg:y2="2.5449in"><text:p/></draw:lin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2:22:10.310879000</meta:creation-date>
    <dc:date>2018-10-23T02:18:29.313258000</dc:date>
    <meta:editing-duration>PT8M11S</meta:editing-duration>
    <meta:editing-cycles>1</meta:editing-cycles>
    <meta:document-statistic meta:table-count="0" meta:image-count="0" meta:object-count="0" meta:page-count="2" meta:paragraph-count="13" meta:word-count="178" meta:character-count="986" meta:non-whitespace-character-count="821"/>
    <meta:generator>LibreOffice/5.1.2.2$MacOSX_X86_64 LibreOffice_project/d3bf12ecb743fc0d20e0be0c58ca359301eb705f</meta:generator>
  </office:meta>
</office:document-meta>
</file>